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Open Sans" svg:font-family="'Ope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2cm" fo:min-width="0cm"/>
    </style:style>
    <style:style style:name="gr3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4" style:family="graphic" style:parent-style-name="objectwithoutfill">
      <style:graphic-properties svg:stroke-width="0.053cm" svg:stroke-color="#ed1c2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00a65d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fo:font-style="italic" style:font-style-asian="italic" style:font-style-complex="italic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language="ru" fo:country="RU"/>
    </style:style>
    <style:style style:name="T2" style:family="text">
      <style:text-properties style:font-name="Open Sans" style:font-name-asian="Open Sans" style:font-name-complex="Open Sans"/>
    </style:style>
    <style:style style:name="T3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7.538cm" svg:height="0.962cm" svg:x="6.262cm" svg:y="1.138cm">
          <draw:text-box>
            <text:p>Схемы <text:span text:style-name="T1">перевыделения</text:span>:</text:p>
          </draw:text-box>
        </draw:frame>
        <draw:frame draw:style-name="gr1" draw:text-style-name="P1" draw:layer="layout" svg:width="4.058cm" svg:height="0.962cm" svg:x="1.5cm" svg:y="2.6cm">
          <draw:text-box>
            <text:p>Аддитивная</text:p>
          </draw:text-box>
        </draw:frame>
        <draw:frame draw:style-name="gr1" draw:text-style-name="P1" draw:layer="layout" svg:width="6.378cm" svg:height="0.962cm" svg:x="10.362cm" svg:y="2.538cm">
          <draw:text-box>
            <text:p>Мультипликативная</text:p>
          </draw:text-box>
        </draw:frame>
        <draw:frame draw:style-name="gr1" draw:text-style-name="P2" draw:layer="layout" svg:width="0.832cm" svg:height="1.115cm" svg:x="1.9cm" svg:y="4.185cm">
          <draw:text-box>
            <text:p><text:span text:style-name="T2">ℓ</text:span></text:p>
          </draw:text-box>
        </draw:frame>
        <draw:frame draw:style-name="gr2" draw:text-style-name="P1" draw:layer="layout" svg:width="1.137cm" svg:height="0.962cm" svg:x="2.363cm" svg:y="4.2cm">
          <draw:text-box>
            <text:p><text:span text:style-name="T3">→</text:span></text:p>
          </draw:text-box>
        </draw:frame>
        <draw:frame draw:style-name="gr1" draw:text-style-name="P2" draw:layer="layout" svg:width="1.56cm" svg:height="1.115cm" svg:x="3.1cm" svg:y="4.186cm">
          <draw:text-box>
            <text:p><text:span text:style-name="T2">ℓ</text:span><text:span text:style-name="T2">+∆</text:span></text:p>
          </draw:text-box>
        </draw:frame>
        <draw:frame draw:style-name="gr2" draw:text-style-name="P1" draw:layer="layout" svg:width="1.137cm" svg:height="0.962cm" svg:x="10.264cm" svg:y="4.201cm">
          <draw:text-box>
            <text:p><text:span text:style-name="T3">→</text:span></text:p>
          </draw:text-box>
        </draw:frame>
        <draw:frame draw:style-name="gr1" draw:text-style-name="P2" draw:layer="layout" svg:width="1.221cm" svg:height="1.115cm" svg:x="11.001cm" svg:y="4.187cm">
          <draw:text-box>
            <text:p><text:span text:style-name="T2">α</text:span><text:span text:style-name="T2">ℓ</text:span></text:p>
          </draw:text-box>
        </draw:frame>
        <draw:frame draw:style-name="gr1" draw:text-style-name="P2" draw:layer="layout" svg:width="0.832cm" svg:height="1.115cm" svg:x="9.9cm" svg:y="4.186cm">
          <draw:text-box>
            <text:p><text:span text:style-name="T2">ℓ</text:span></text:p>
          </draw:text-box>
        </draw:frame>
        <draw:frame draw:style-name="gr3" draw:text-style-name="P3" draw:layer="layout" svg:width="6.205cm" svg:height="1.061cm" svg:x="10.095cm" svg:y="5.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3" draw:layer="layout" svg:width="4.065cm" svg:height="0.47cm" svg:x="2.096cm" svg:y="5.70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3" draw:layer="layout" svg:width="3.602cm" svg:height="0.509cm" svg:x="1.973cm" svg:y="6.59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3" draw:layer="layout" svg:width="4.257cm" svg:height="1.003cm" svg:x="1.963cm" svg:y="7.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4" draw:text-style-name="P4" draw:layer="layout" svg:x1="3.5cm" svg:y1="8.6cm" svg:x2="3.8cm" svg:y2="9cm">
          <text:p/>
        </draw:line>
        <draw:line draw:style-name="gr4" draw:text-style-name="P4" draw:layer="layout" svg:x1="3.5cm" svg:y1="9cm" svg:x2="3.8cm" svg:y2="8.6cm">
          <text:p/>
        </draw:line>
        <draw:line draw:style-name="gr5" draw:text-style-name="P4" draw:layer="layout" svg:x1="13.42cm" svg:y1="8.773cm" svg:x2="13.613cm" svg:y2="9cm">
          <text:p/>
        </draw:line>
        <draw:line draw:style-name="gr5" draw:text-style-name="P4" draw:layer="layout" svg:x1="13.6cm" svg:y1="9cm" svg:x2="13.9cm" svg:y2="8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Open Sans" svg:font-family="'Ope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0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23T12:46:09.524000000</meta:creation-date>
    <dc:date>2021-11-23T13:07:41.798000000</dc:date>
    <meta:editing-duration>PT21M28S</meta:editing-duration>
    <meta:editing-cycles>11</meta:editing-cycles>
    <meta:generator>LibreOffice/5.4.3.2$Windows_X86_64 LibreOffice_project/92a7159f7e4af62137622921e809f8546db437e5</meta:generator>
    <meta:document-statistic meta:object-count="17"/>
  </office:meta>
</office:document-meta>
</file>

<file path=Object 1/content.xml><?xml version="1.0" encoding="utf-8"?>
<math xmlns="http://www.w3.org/1998/Math/MathML" display="block">
  <semantics>
    <mrow>
      <mrow>
        <mrow>
          <mn>1</mn>
          <mo stretchy="false">+</mo>
          <mi>α</mi>
          <mo stretchy="false">+</mo>
          <msup>
            <mi>α</mi>
            <mn>2</mn>
          </msup>
          <mo stretchy="false">+</mo>
          <mo stretchy="false">…</mo>
          <mo stretchy="false">+</mo>
          <msup>
            <mi>α</mi>
            <mi>k</mi>
          </msup>
        </mrow>
        <mo stretchy="false">=</mo>
        <mfrac>
          <mrow>
            <msup>
              <mi>α</mi>
              <mrow>
                <mi>k</mi>
                <mo stretchy="false">+</mo>
                <mn>1</mn>
              </mrow>
            </msup>
            <mo stretchy="false">−</mo>
            <mn>1</mn>
          </mrow>
          <mrow>
            <mi>α</mi>
            <mo stretchy="false">−</mo>
            <mn>1</mn>
          </mrow>
        </mfrac>
        <mo stretchy="false">=</mo>
        <mi mathvariant="normal">Θ</mi>
      </mrow>
      <mrow>
        <mo fence="true" stretchy="false">(</mo>
        <mrow>
          <mi>n</mi>
        </mrow>
        <mo fence="true" stretchy="false">)</mo>
      </mrow>
    </mrow>
    <annotation encoding="StarMath 5.0">1+ %alpha + %alpha^2 + dotslow +  %alpha^k = {%alpha^{k+1}-1} over {%alpha-1} = %THETA ( n)</annotation>
  </semantics>
</math>
</file>

<file path=Object 2/content.xml><?xml version="1.0" encoding="utf-8"?>
<math xmlns="http://www.w3.org/1998/Math/MathML" display="block">
  <semantics>
    <mrow>
      <mrow>
        <mi mathvariant="normal">Δ</mi>
        <mo stretchy="false">+</mo>
        <mn>2</mn>
      </mrow>
      <mrow>
        <mi mathvariant="normal">Δ</mi>
        <mo stretchy="false">+</mo>
        <mn>3</mn>
      </mrow>
      <mrow>
        <mi mathvariant="normal">Δ</mi>
        <mo stretchy="false">+</mo>
        <mo stretchy="false">…</mo>
        <mo stretchy="false">+</mo>
        <mi>k</mi>
      </mrow>
      <mrow>
        <mi mathvariant="normal">Δ</mi>
        <mo stretchy="false">=</mo>
        <mspace/>
      </mrow>
    </mrow>
    <annotation encoding="StarMath 5.0">%DELTA + 2 %DELTA + 3 %DELTA + dotslow +  k %DELTA = `</annotation>
  </semantics>
</math>
</file>

<file path=Object 3/content.xml><?xml version="1.0" encoding="utf-8"?>
<math xmlns="http://www.w3.org/1998/Math/MathML" display="block">
  <semantics>
    <mrow>
      <mspace width="0.5em"/>
      <mo stretchy="false">=</mo>
      <mrow>
        <mi mathvariant="normal">Δ</mi>
        <mo stretchy="false">⋅</mo>
        <mrow>
          <mo fence="true" stretchy="false">(</mo>
          <mrow>
            <mrow>
              <mn>1</mn>
              <mo stretchy="false">+</mo>
              <mn>2</mn>
              <mo stretchy="false">+</mo>
              <mo stretchy="false">…</mo>
              <mo stretchy="false">+</mo>
              <mi>k</mi>
            </mrow>
          </mrow>
          <mo fence="true" stretchy="false">)</mo>
        </mrow>
      </mrow>
      <mo stretchy="false">=</mo>
      <mspace/>
    </mrow>
    <annotation encoding="StarMath 5.0">`= %DELTA cdot (1 + 2 + dotslow + k) = `</annotation>
  </semantics>
</math>
</file>

<file path=Object 4/content.xml><?xml version="1.0" encoding="utf-8"?>
<math xmlns="http://www.w3.org/1998/Math/MathML" display="block">
  <semantics>
    <mrow>
      <mrow>
        <mspace width="0.5em"/>
        <mo stretchy="false">=</mo>
        <mrow>
          <mi mathvariant="normal">Δ</mi>
          <mo stretchy="false">⋅</mo>
          <mfrac>
            <mn>1</mn>
            <mn>2</mn>
          </mfrac>
          <mo stretchy="false">⋅</mo>
          <mi>k</mi>
          <mo stretchy="false">⋅</mo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</mrow>
        <mo stretchy="false">=</mo>
        <mi mathvariant="normal">Θ</mi>
      </mrow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`= %DELTA cdot { {1} over {2} cdot k cdot (k+1) } = %THETA ( n^2 )</annotation>
  </semantics>
</math>
</file>